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5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dddddd"/>
      <style:text-properties fo:color="#000000"/>
    </style:style>
    <style:style style:name="ce8" style:family="table-cell" style:parent-style-name="Default">
      <style:table-cell-properties fo:background-color="#ccff00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0pt" svg:y="244.35pt">
            <loext:p draw:notify-on-update-of-ranges="Sheet1.A1:Sheet1.A1 Sheet1.A2:Sheet1.A18 Sheet1.B1:Sheet1.B1 Sheet1.B2:Sheet1.B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4.35pt" svg:y="243.52pt">
            <loext:p draw:notify-on-update-of-ranges="Sheet1.A1:Sheet1.A1 Sheet1.A2:Sheet1.A18 Sheet1.C1:Sheet1.C1 Sheet1.C2:Sheet1.C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table:style-name="Default" office:value-type="string" calcext:value-type="string">
            <text:p>key</text:p>
          </table:table-cell>
          <table:table-cell table:style-name="Default" office:value-type="string" calcext:value-type="string">
            <text:p>time(s)</text:p>
          </table:table-cell>
          <table:table-cell table:style-name="Default" office:value-type="string" calcext:value-type="string">
            <text:p>size(byte)</text:p>
          </table:table-cell>
        </table:table-row>
        <table:table-row table:style-name="ro1">
          <table:table-cell office:value-type="string" calcext:value-type="string">
            <text:p>O0</text:p>
          </table:table-cell>
          <table:table-cell office:value-type="float" office:value="24.357" calcext:value-type="float">
            <text:p>24.357</text:p>
          </table:table-cell>
          <table:table-cell office:value-type="float" office:value="8672" calcext:value-type="float">
            <text:p>867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10.94" calcext:value-type="float">
            <text:p>10.94</text:p>
          </table:table-cell>
          <table:table-cell office:value-type="float" office:value="8672" calcext:value-type="float">
            <text:p>8672</text:p>
          </table:table-cell>
        </table:table-row>
        <table:table-row table:style-name="ro1">
          <table:table-cell table:style-name="ce2" office:value-type="string" calcext:value-type="string">
            <text:p>O1</text:p>
          </table:table-cell>
          <table:table-cell table:style-name="ce7" office:value-type="float" office:value="10.711" calcext:value-type="float">
            <text:p>10.711</text:p>
          </table:table-cell>
          <table:table-cell office:value-type="float" office:value="8672" calcext:value-type="float">
            <text:p>8672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10.693" calcext:value-type="float">
            <text:p>10.693</text:p>
          </table:table-cell>
          <table:table-cell office:value-type="float" office:value="8672" calcext:value-type="float">
            <text:p>8672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office:value-type="float" office:value="10.615" calcext:value-type="float">
            <text:p>10.615</text:p>
          </table:table-cell>
          <table:table-cell office:value-type="float" office:value="8672" calcext:value-type="float">
            <text:p>8672</text:p>
          </table:table-cell>
        </table:table-row>
        <table:table-row table:style-name="ro1">
          <table:table-cell office:value-type="string" calcext:value-type="string">
            <text:p>O2 -march=native</text:p>
          </table:table-cell>
          <table:table-cell table:style-name="ce8" office:value-type="float" office:value="10.588" calcext:value-type="float">
            <text:p>10.588</text:p>
          </table:table-cell>
          <table:table-cell office:value-type="float" office:value="8672" calcext:value-type="float">
            <text:p>8672</text:p>
          </table:table-cell>
        </table:table-row>
        <table:table-row table:style-name="ro1">
          <table:table-cell office:value-type="string" calcext:value-type="string">
            <text:p>O3 -march=native </text:p>
          </table:table-cell>
          <table:table-cell office:value-type="float" office:value="10.697" calcext:value-type="float">
            <text:p>10.697</text:p>
          </table:table-cell>
          <table:table-cell office:value-type="float" office:value="8672" calcext:value-type="float">
            <text:p>8672</text:p>
          </table:table-cell>
        </table:table-row>
        <table:table-row table:style-name="ro1">
          <table:table-cell office:value-type="string" calcext:value-type="string">
            <text:p>O2 -march=native -funroll-loops</text:p>
          </table:table-cell>
          <table:table-cell office:value-type="float" office:value="11.026" calcext:value-type="float">
            <text:p>11.026</text:p>
          </table:table-cell>
          <table:table-cell office:value-type="float" office:value="8672" calcext:value-type="float">
            <text:p>8672</text:p>
          </table:table-cell>
        </table:table-row>
        <table:table-row table:style-name="ro1">
          <table:table-cell office:value-type="string" calcext:value-type="string">
            <text:p>O3 -march=native -funroll-loops</text:p>
          </table:table-cell>
          <table:table-cell office:value-type="float" office:value="10.662" calcext:value-type="float">
            <text:p>10.662</text:p>
          </table:table-cell>
          <table:table-cell office:value-type="float" office:value="8672" calcext:value-type="float">
            <text:p>8672</text:p>
          </table:table-cell>
        </table:table-row>
        <table:table-row table:style-name="ro1">
          <table:table-cell table:style-name="ce3" office:value-type="string" calcext:value-type="string">
            <text:p>O2 -march=native -flto</text:p>
          </table:table-cell>
          <table:table-cell table:style-name="ce3" office:value-type="float" office:value="10.749" calcext:value-type="float">
            <text:p>10.749</text:p>
          </table:table-cell>
          <table:table-cell table:style-name="ce5" office:value-type="float" office:value="8608" calcext:value-type="float">
            <text:p>8608</text:p>
          </table:table-cell>
        </table:table-row>
        <table:table-row table:style-name="ro1">
          <table:table-cell table:style-name="ce3" office:value-type="string" calcext:value-type="string">
            <text:p>O2 -march=native -fipa-reference</text:p>
          </table:table-cell>
          <table:table-cell table:style-name="ce3" office:value-type="float" office:value="10.595" calcext:value-type="float">
            <text:p>10.595</text:p>
          </table:table-cell>
          <table:table-cell table:style-name="ce3" office:value-type="float" office:value="8672" calcext:value-type="float">
            <text:p>8672</text:p>
          </table:table-cell>
        </table:table-row>
        <table:table-row table:style-name="ro1">
          <table:table-cell table:style-name="ce4" office:value-type="string" calcext:value-type="string">
            <text:p>O2 -march=native -fprofile-generate</text:p>
          </table:table-cell>
          <table:table-cell table:style-name="ce4" office:value-type="float" office:value="10.837" calcext:value-type="float">
            <text:p>10.837</text:p>
          </table:table-cell>
          <table:table-cell table:style-name="ce6" office:value-type="float" office:value="28688" calcext:value-type="float">
            <text:p>28688</text:p>
          </table:table-cell>
        </table:table-row>
        <table:table-row table:style-name="ro1">
          <table:table-cell table:style-name="ce4" office:value-type="string" calcext:value-type="string">
            <text:p>O2 -march=native -fprofile-use</text:p>
          </table:table-cell>
          <table:table-cell table:style-name="ce5" office:value-type="float" office:value="10.601" calcext:value-type="float">
            <text:p>10.601</text:p>
          </table:table-cell>
          <table:table-cell table:style-name="ce4" office:value-type="float" office:value="8672" calcext:value-type="float">
            <text:p>8672</text:p>
          </table:table-cell>
        </table:table-row>
        <table:table-row table:style-name="ro1">
          <table:table-cell table:style-name="ce5" office:value-type="string" calcext:value-type="string">
            <text:p>O2 -march=native -flto -fprofile-use</text:p>
          </table:table-cell>
          <table:table-cell table:style-name="ce5" office:value-type="float" office:value="10.674" calcext:value-type="float">
            <text:p>10.674</text:p>
          </table:table-cell>
          <table:table-cell table:style-name="ce5" office:value-type="float" office:value="8608" calcext:value-type="float">
            <text:p>8608</text:p>
          </table:table-cell>
        </table:table-row>
        <table:table-row table:style-name="ro1">
          <table:table-cell table:style-name="ce3" office:value-type="string" calcext:value-type="string">
            <text:p>O2 -march=native -fipa-reference -fprofile-use</text:p>
          </table:table-cell>
          <table:table-cell table:style-name="ce3" office:value-type="float" office:value="11.153" calcext:value-type="float">
            <text:p>11.153</text:p>
          </table:table-cell>
          <table:table-cell table:style-name="ce3" office:value-type="float" office:value="8672" calcext:value-type="float">
            <text:p>8672</text:p>
          </table:table-cell>
        </table:table-row>
        <table:table-row table:style-name="ro1">
          <table:table-cell table:style-name="ce6" office:value-type="string" calcext:value-type="string">
            <text:p>O2 -march=native -flto -fprofile-generate</text:p>
          </table:table-cell>
          <table:table-cell table:style-name="ce6" office:value-type="float" office:value="10.866" calcext:value-type="float">
            <text:p>10.866</text:p>
          </table:table-cell>
          <table:table-cell table:style-name="ce6" office:value-type="float" office:value="28688" calcext:value-type="float">
            <text:p>28688</text:p>
          </table:table-cell>
        </table:table-row>
        <table:table-row table:style-name="ro1">
          <table:table-cell table:style-name="ce6" office:value-type="string" calcext:value-type="string">
            <text:p>O2 -march=native -fipa-reference -fprofile-generate</text:p>
          </table:table-cell>
          <table:table-cell table:style-name="ce6" office:value-type="float" office:value="10.855" calcext:value-type="float">
            <text:p>10.855</text:p>
          </table:table-cell>
          <table:table-cell table:style-name="ce6" office:value-type="float" office:value="28688" calcext:value-type="float">
            <text:p>286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00/00/0000</text:date>, <text:time style:data-style-name="N2" text:time-value="12:42:21.689219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22:17:15.472931073</meta:creation-date>
    <dc:date>2019-04-15T16:02:11.579637778</dc:date>
    <meta:editing-duration>PT1H34M58S</meta:editing-duration>
    <meta:editing-cycles>7</meta:editing-cycles>
    <meta:generator>LibreOffice/5.2.7.2$Linux_X86_64 LibreOffice_project/20m0$Build-2</meta:generator>
    <meta:document-statistic meta:table-count="1" meta:cell-count="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4.201cm" style:legend-expansion="high" chart:style-name="ch2"/>
        <chart:plot-area chart:style-name="ch3" table:cell-range-address="Sheet1.A1:Sheet1.B18" chart:data-source-has-labels="both" svg:x="0.32cm" svg:y="0.18cm" svg:width="13.547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49cm" svg:y="0.18cm" svg:width="12.909cm" svg:height="2.8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1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2:Sheet1.B18" chart:label-cell-address="Sheet1.B1:Sheet1.B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0</text:p>
                <draw:g>
                  <svg:desc>Sheet1.A2:Sheet1.A18</svg:desc>
                </draw:g>
              </table:table-cell>
              <table:table-cell office:value-type="float" office:value="24.357">
                <text:p>24.357</text:p>
                <draw:g>
                  <svg:desc>Sheet1.B2:Sheet1.B18</svg:desc>
                </draw:g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10.711">
                <text:p>10.711</text:p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10.693">
                <text:p>10.693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10.615">
                <text:p>10.615</text:p>
              </table:table-cell>
            </table:table-row>
            <table:table-row>
              <table:table-cell office:value-type="string">
                <text:p>O2 -march=native</text:p>
              </table:table-cell>
              <table:table-cell office:value-type="float" office:value="10.588">
                <text:p>10.588</text:p>
              </table:table-cell>
            </table:table-row>
            <table:table-row>
              <table:table-cell office:value-type="string">
                <text:p>O3 -march=native </text:p>
              </table:table-cell>
              <table:table-cell office:value-type="float" office:value="10.697">
                <text:p>10.697</text:p>
              </table:table-cell>
            </table:table-row>
            <table:table-row>
              <table:table-cell office:value-type="string">
                <text:p>O2 -march=native -funroll-loops</text:p>
              </table:table-cell>
              <table:table-cell office:value-type="float" office:value="11.026">
                <text:p>11.026</text:p>
              </table:table-cell>
            </table:table-row>
            <table:table-row>
              <table:table-cell office:value-type="string">
                <text:p>O3 -march=native -funroll-loops</text:p>
              </table:table-cell>
              <table:table-cell office:value-type="float" office:value="10.662">
                <text:p>10.662</text:p>
              </table:table-cell>
            </table:table-row>
            <table:table-row>
              <table:table-cell office:value-type="string">
                <text:p>O2 -march=native -flto</text:p>
              </table:table-cell>
              <table:table-cell office:value-type="float" office:value="10.749">
                <text:p>10.749</text:p>
              </table:table-cell>
            </table:table-row>
            <table:table-row>
              <table:table-cell office:value-type="string">
                <text:p>O2 -march=native -fipa-reference</text:p>
              </table:table-cell>
              <table:table-cell office:value-type="float" office:value="10.595">
                <text:p>10.595</text:p>
              </table:table-cell>
            </table:table-row>
            <table:table-row>
              <table:table-cell office:value-type="string">
                <text:p>O2 -march=native -fprofile-generate</text:p>
              </table:table-cell>
              <table:table-cell office:value-type="float" office:value="10.837">
                <text:p>10.837</text:p>
              </table:table-cell>
            </table:table-row>
            <table:table-row>
              <table:table-cell office:value-type="string">
                <text:p>O2 -march=native -fprofile-use</text:p>
              </table:table-cell>
              <table:table-cell office:value-type="float" office:value="10.601">
                <text:p>10.601</text:p>
              </table:table-cell>
            </table:table-row>
            <table:table-row>
              <table:table-cell office:value-type="string">
                <text:p>O2 -march=native -flto -fprofile-use</text:p>
              </table:table-cell>
              <table:table-cell office:value-type="float" office:value="10.674">
                <text:p>10.674</text:p>
              </table:table-cell>
            </table:table-row>
            <table:table-row>
              <table:table-cell office:value-type="string">
                <text:p>O2 -march=native -fipa-reference -fprofile-use</text:p>
              </table:table-cell>
              <table:table-cell office:value-type="float" office:value="11.153">
                <text:p>11.153</text:p>
              </table:table-cell>
            </table:table-row>
            <table:table-row>
              <table:table-cell office:value-type="string">
                <text:p>O2 -march=native -flto -fprofile-generate</text:p>
              </table:table-cell>
              <table:table-cell office:value-type="float" office:value="10.866">
                <text:p>10.866</text:p>
              </table:table-cell>
            </table:table-row>
            <table:table-row>
              <table:table-cell office:value-type="string">
                <text:p>O2 -march=native -fipa-reference -fprofile-generate</text:p>
              </table:table-cell>
              <table:table-cell office:value-type="float" office:value="10.855">
                <text:p>10.8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A1:Sheet1.A18 Sheet1.C1:Sheet1.C18" chart:data-source-has-labels="both" svg:x="0.32cm" svg:y="0.18cm" svg:width="13.097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97cm" svg:y="0.202cm" svg:width="11.92cm" svg:height="2.86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1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2:Sheet1.C18" chart:label-cell-address="Sheet1.C1:Sheet1.C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(byte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0</text:p>
                <draw:g>
                  <svg:desc>Sheet1.A2:Sheet1.A18</svg:desc>
                </draw:g>
              </table:table-cell>
              <table:table-cell office:value-type="float" office:value="8672">
                <text:p>8672</text:p>
                <draw:g>
                  <svg:desc>Sheet1.C2:Sheet1.C18</svg:desc>
                </draw:g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2 -march=native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3 -march=native 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2 -march=native -funroll-loops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3 -march=native -funroll-loops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2 -march=native -flto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O2 -march=native -fipa-reference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2 -march=native -fprofile-generate</text:p>
              </table:table-cell>
              <table:table-cell office:value-type="float" office:value="28688">
                <text:p>28688</text:p>
              </table:table-cell>
            </table:table-row>
            <table:table-row>
              <table:table-cell office:value-type="string">
                <text:p>O2 -march=native -fprofile-use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2 -march=native -flto -fprofile-use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O2 -march=native -fipa-reference -fprofile-use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O2 -march=native -flto -fprofile-generate</text:p>
              </table:table-cell>
              <table:table-cell office:value-type="float" office:value="28688">
                <text:p>28688</text:p>
              </table:table-cell>
            </table:table-row>
            <table:table-row>
              <table:table-cell office:value-type="string">
                <text:p>O2 -march=native -fipa-reference -fprofile-generate</text:p>
              </table:table-cell>
              <table:table-cell office:value-type="float" office:value="28688">
                <text:p>286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